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 , test psycho et analyse, visite sur site le 22/12 à 16h</text:p>
          </table:table-cell>
          <table:table-cell office:value-type="string" table:style-name="ce5">
            <text:p>Teams mardi 15/11 à 18h30, proposition de poste chez Groupe Fournier (cuisine), etude du dossier en cours, entretien téléphonique le 30/11. Entretien Teams le 09/12.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h-arnoud@groupagora.fr</text:p>
          </table:table-cell>
          <table:table-cell office:value-type="string" table:style-name="ce17">
            <text:p>GroupAgora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Chasseur de tête m'a contacté par tph, doublon avec HC Resource</text:p>
          </table:table-cell>
          <table:table-cell office:value-type="string" table:style-name="ce13">
            <text:p>Relance le 30/11 après un premier appel tph le 17/11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, dossier transmis au clien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3T16:17:04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3T16:17:04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2846f355-e821-4abb-9d81-095fc2ea38ed</meta:user-defined>
    <meta:user-defined meta:name="MSIP_Label_23f93e5f-d3c2-49a7-ba94-15405423c204_ContentBits">2</meta:user-defined>
  </office:meta>
</office:document-meta>
</file>